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3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ROMUALDO YACO GONZALES CHOQUEGONZ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JUL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ONZALES CHOQUEGONZA, ROMUALDO YACO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GONZALES CHOQUEGONZA, LUIS FERNAND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21</text:p>
          </table:table-cell>
        </table:table-row>
        <table:table-row>
          <table:table-cell table:style-name="Tabla1.A2" office:value-type="float" office:value="0">
            <text:p text:style-name="P1">POLLOS CRIOLLOS</text:p>
          </table:table-cell>
          <table:table-cell table:style-name="Tabla1.B2" office:value-type="string">
            <text:p text:style-name="P3">Cant.Cajas: <text:span text:style-name="T7">21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089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05:55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07:2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01:59:39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